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95fd" officeooo:paragraph-rsid="001a95fd"/>
    </style:style>
    <style:style style:name="P2" style:family="paragraph" style:parent-style-name="Standard">
      <style:text-properties officeooo:rsid="001b4ad9" officeooo:paragraph-rsid="001cb70b"/>
    </style:style>
    <style:style style:name="P3" style:family="paragraph" style:parent-style-name="Standard">
      <style:text-properties officeooo:rsid="001b4ad9" officeooo:paragraph-rsid="001a95fd"/>
    </style:style>
    <style:style style:name="P4" style:family="paragraph" style:parent-style-name="Standard">
      <style:text-properties officeooo:rsid="001de5be" officeooo:paragraph-rsid="001de5be"/>
    </style:style>
    <style:style style:name="P5" style:family="paragraph" style:parent-style-name="Standard">
      <style:text-properties officeooo:rsid="002152a2" officeooo:paragraph-rsid="002152a2"/>
    </style:style>
    <style:style style:name="P6" style:family="paragraph" style:parent-style-name="Standard">
      <style:text-properties officeooo:rsid="0021a12d" officeooo:paragraph-rsid="0021a12d"/>
    </style:style>
    <style:style style:name="P7" style:family="paragraph" style:parent-style-name="Standard">
      <style:text-properties officeooo:rsid="0021eba8" officeooo:paragraph-rsid="0021eba8"/>
    </style:style>
    <style:style style:name="P8" style:family="paragraph" style:parent-style-name="Standard">
      <style:text-properties officeooo:rsid="00220919" officeooo:paragraph-rsid="00220919"/>
    </style:style>
    <style:style style:name="P9" style:family="paragraph" style:parent-style-name="Standard">
      <style:text-properties officeooo:rsid="00250f0f" officeooo:paragraph-rsid="00250f0f"/>
    </style:style>
    <style:style style:name="P10" style:family="paragraph" style:parent-style-name="Standard">
      <style:text-properties officeooo:rsid="00270c31" officeooo:paragraph-rsid="002867f5"/>
    </style:style>
    <style:style style:name="P11" style:family="paragraph" style:parent-style-name="Standard">
      <style:text-properties officeooo:rsid="00270c31" officeooo:paragraph-rsid="0028f0cc"/>
    </style:style>
    <style:style style:name="P12" style:family="paragraph" style:parent-style-name="Standard">
      <style:text-properties officeooo:rsid="002a63d5" officeooo:paragraph-rsid="002a63d5"/>
    </style:style>
    <style:style style:name="P13" style:family="paragraph" style:parent-style-name="Standard">
      <style:text-properties officeooo:rsid="002ed697" officeooo:paragraph-rsid="002ed697"/>
    </style:style>
    <style:style style:name="P14" style:family="paragraph" style:parent-style-name="Standard">
      <style:text-properties officeooo:rsid="003063a2" officeooo:paragraph-rsid="003063a2"/>
    </style:style>
    <style:style style:name="P15" style:family="paragraph" style:parent-style-name="Standard">
      <style:text-properties officeooo:rsid="0028f0cc" officeooo:paragraph-rsid="0028f0cc"/>
    </style:style>
    <style:style style:name="P16" style:family="paragraph" style:parent-style-name="Standard">
      <style:text-properties officeooo:rsid="002152a2" officeooo:paragraph-rsid="002152a2"/>
    </style:style>
    <style:style style:name="P17" style:family="paragraph" style:parent-style-name="Standard">
      <style:text-properties officeooo:rsid="0021a12d" officeooo:paragraph-rsid="0021a12d"/>
    </style:style>
    <style:style style:name="P18" style:family="paragraph" style:parent-style-name="Standard">
      <style:text-properties officeooo:rsid="0021eba8" officeooo:paragraph-rsid="0021eba8"/>
    </style:style>
    <style:style style:name="P19" style:family="paragraph" style:parent-style-name="Standard">
      <style:text-properties officeooo:rsid="00270c31" officeooo:paragraph-rsid="0028f0cc"/>
    </style:style>
    <style:style style:name="P20" style:family="paragraph" style:parent-style-name="Standard">
      <style:text-properties officeooo:rsid="002d4a3f" officeooo:paragraph-rsid="002d4a3f"/>
    </style:style>
    <style:style style:name="P21" style:family="paragraph" style:parent-style-name="Standard">
      <style:text-properties officeooo:rsid="002d4a3f" officeooo:paragraph-rsid="004713c0"/>
    </style:style>
    <style:style style:name="P22" style:family="paragraph" style:parent-style-name="Standard">
      <style:text-properties officeooo:rsid="002fafbc" officeooo:paragraph-rsid="002fafbc"/>
    </style:style>
    <style:style style:name="P23" style:family="paragraph" style:parent-style-name="Standard">
      <style:text-properties officeooo:rsid="00250f0f" officeooo:paragraph-rsid="00250f0f"/>
    </style:style>
    <style:style style:name="P24" style:family="paragraph" style:parent-style-name="Standard">
      <style:text-properties officeooo:rsid="002ed697" officeooo:paragraph-rsid="002ed697"/>
    </style:style>
    <style:style style:name="P25" style:family="paragraph" style:parent-style-name="Standard">
      <style:text-properties officeooo:rsid="004713c0" officeooo:paragraph-rsid="004713c0"/>
    </style:style>
    <style:style style:name="P26" style:family="paragraph" style:parent-style-name="Preformatted_20_Text">
      <style:text-properties officeooo:rsid="00089b15" officeooo:paragraph-rsid="003d79c5"/>
    </style:style>
    <style:style style:name="P27" style:family="paragraph" style:parent-style-name="Preformatted_20_Text">
      <style:text-properties officeooo:rsid="00089b15" officeooo:paragraph-rsid="004281cb"/>
    </style:style>
    <style:style style:name="P28" style:family="paragraph" style:parent-style-name="Preformatted_20_Text">
      <style:text-properties officeooo:rsid="00089b15" officeooo:paragraph-rsid="00444c92"/>
    </style:style>
    <style:style style:name="P29" style:family="paragraph" style:parent-style-name="Preformatted_20_Text">
      <style:text-properties officeooo:rsid="00089b15" officeooo:paragraph-rsid="004595dc"/>
    </style:style>
    <style:style style:name="P30" style:family="paragraph" style:parent-style-name="Preformatted_20_Text">
      <style:text-properties officeooo:rsid="00089b15" officeooo:paragraph-rsid="00493ae9"/>
    </style:style>
    <style:style style:name="P31" style:family="paragraph" style:parent-style-name="Preformatted_20_Text">
      <style:paragraph-properties fo:margin-top="0cm" fo:margin-bottom="0.499cm" loext:contextual-spacing="false"/>
      <style:text-properties officeooo:rsid="0021fdab" officeooo:paragraph-rsid="003d79c5"/>
    </style:style>
    <style:style style:name="P32" style:family="paragraph" style:parent-style-name="Preformatted_20_Text">
      <style:paragraph-properties fo:margin-top="0cm" fo:margin-bottom="0.499cm" loext:contextual-spacing="false"/>
      <style:text-properties officeooo:rsid="0021fdab" officeooo:paragraph-rsid="004281cb"/>
    </style:style>
    <style:style style:name="P33" style:family="paragraph" style:parent-style-name="Preformatted_20_Text">
      <style:paragraph-properties fo:margin-top="0cm" fo:margin-bottom="0.499cm" loext:contextual-spacing="false"/>
      <style:text-properties officeooo:rsid="0021fdab" officeooo:paragraph-rsid="00444c92"/>
    </style:style>
    <style:style style:name="P34" style:family="paragraph" style:parent-style-name="Preformatted_20_Text">
      <style:paragraph-properties fo:margin-top="0cm" fo:margin-bottom="0.499cm" loext:contextual-spacing="false"/>
      <style:text-properties officeooo:rsid="0021fdab" officeooo:paragraph-rsid="004595dc"/>
    </style:style>
    <style:style style:name="P35" style:family="paragraph" style:parent-style-name="Preformatted_20_Text">
      <style:paragraph-properties fo:margin-top="0cm" fo:margin-bottom="0.499cm" loext:contextual-spacing="false"/>
      <style:text-properties officeooo:rsid="0021fdab" officeooo:paragraph-rsid="00493ae9"/>
    </style:style>
    <style:style style:name="T1" style:family="text">
      <style:text-properties officeooo:rsid="001cb70b"/>
    </style:style>
    <style:style style:name="T2" style:family="text">
      <style:text-properties officeooo:rsid="001ea7e6"/>
    </style:style>
    <style:style style:name="T3" style:family="text">
      <style:text-properties officeooo:rsid="00207bc9"/>
    </style:style>
    <style:style style:name="T4" style:family="text">
      <style:text-properties officeooo:rsid="002152a2"/>
    </style:style>
    <style:style style:name="T5" style:family="text">
      <style:text-properties officeooo:rsid="0021a12d"/>
    </style:style>
    <style:style style:name="T6" style:family="text">
      <style:text-properties officeooo:rsid="0021eba8"/>
    </style:style>
    <style:style style:name="T7" style:family="text">
      <style:text-properties officeooo:rsid="0023c170"/>
    </style:style>
    <style:style style:name="T8" style:family="text">
      <style:text-properties officeooo:rsid="00270c31"/>
    </style:style>
    <style:style style:name="T9" style:family="text">
      <style:text-properties officeooo:rsid="002867f5"/>
    </style:style>
    <style:style style:name="T10" style:family="text">
      <style:text-properties officeooo:rsid="002c91c5"/>
    </style:style>
    <style:style style:name="T11" style:family="text">
      <style:text-properties officeooo:rsid="002e5797"/>
    </style:style>
    <style:style style:name="T12" style:family="text">
      <style:text-properties officeooo:rsid="002f789c"/>
    </style:style>
    <style:style style:name="T13" style:family="text">
      <style:text-properties officeooo:rsid="002fb36e"/>
    </style:style>
    <style:style style:name="T14" style:family="text">
      <style:text-properties officeooo:rsid="0031563f"/>
    </style:style>
    <style:style style:name="T15" style:family="text">
      <style:text-properties officeooo:rsid="00335ab9"/>
    </style:style>
    <style:style style:name="T16" style:family="text">
      <style:text-properties officeooo:rsid="001e0f33"/>
    </style:style>
    <style:style style:name="T17" style:family="text">
      <style:text-properties officeooo:rsid="001c1757"/>
    </style:style>
    <style:style style:name="T18" style:family="text">
      <style:text-properties officeooo:rsid="003dd3e1"/>
    </style:style>
    <style:style style:name="T19" style:family="text">
      <style:text-properties officeooo:rsid="003f77f1"/>
    </style:style>
    <style:style style:name="T20" style:family="text">
      <style:text-properties officeooo:rsid="004116e7"/>
    </style:style>
    <style:style style:name="T21" style:family="text">
      <style:text-properties officeooo:rsid="00444c92"/>
    </style:style>
    <style:style style:name="T22" style:family="text">
      <style:text-properties officeooo:rsid="004595dc"/>
    </style:style>
    <style:style style:name="T23" style:family="text">
      <style:text-properties officeooo:rsid="004a5a35"/>
    </style:style>
    <style:style style:name="T24" style:family="text">
      <style:text-properties officeooo:rsid="004b2180"/>
    </style:style>
    <style:style style:name="T25" style:family="text">
      <style:text-properties officeooo:rsid="004cc58a"/>
    </style:style>
    <style:style style:name="T26" style:family="text">
      <style:text-properties officeooo:rsid="004ee046"/>
    </style:style>
    <style:style style:name="T27" style:family="text">
      <style:text-properties officeooo:rsid="004fbe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Nun</text:span> wollen wir dich nicht länger auf die Folter spannen und dir unseren neuen Reisebegleiter vorstellen. Viel Spaß <text:span text:style-name="T27">beim Lesen!</text:span></text:p>
      <text:p text:style-name="P3"/>
      <text:p text:style-name="P2">## Shanti on Tour – <text:span text:style-name="T1">ein kleines Fellknäuel bringt Leben in den Bus</text:span></text:p>
      <text:p text:style-name="P2"/>
      <text:p text:style-name="P4">Noch bevor wir in **Sidi Rabat** ankamen, <text:span text:style-name="T4">wo der Rest der Crew an einem schönen Strandabschnitt auf uns wartete, </text:span>verbrachten wir eine Nacht in **Taroudant**. Während Cale am Morgen arbeitete, rang ich mit mir, ob ich laufen gehen sollte oder nicht. Letztendlich <text:span text:style-name="T2">machte ich mich auf und kam eine Stunde später mit einem **kleinen, niedlichen Puppy** auf den Fersen zurück. Er war mir die letzten zwei Kilometer zielstrebig zum Bus gefolgt und hatte sich auch von den uns entgegenkommenden Kindern nicht davon abbringen lassen. <text:s text:c="4"/></text:span></text:p>
      <text:p text:style-name="P4"/>
      <text:p text:style-name="P5">Erst dachte ich, er sei nur einer von vielen umherstreune<text:span text:style-name="T15">r</text:span>nden kleinen Hunden, wie man sie so oft hier in Marokko sieht. Doch als Cale aus <text:span text:style-name="T5">dem Auto kam, waren die beiden gleich **ein Herz und eine Seele**. <text:s text:c="3"/></text:span></text:p>
      <text:p text:style-name="P5"/>
      <text:p text:style-name="P30">{{&lt; figure src="/img/blog/<text:span text:style-name="T23">Shanti_Schlaf1.JPG</text:span>" title="<text:span text:style-name="T23">Shanti macht es sich zwischen den dreckigen Klamotten gemütlich</text:span>"</text:p>
      <text:p text:style-name="P35">alt="<text:span text:style-name="T23">Kleiner Hund schläft zwischen Klamotten</text:span>" &gt;}}</text:p>
      <text:p text:style-name="P6">Der Kleine wurde ein bisschen gefüttert und stellte sich gleich als **großer Dattel-<text:span text:style-name="T15">Li</text:span>ebhaber** heraus. Daraufhin gab es noch ein Bad, nach dem das Fell wieder richtig glänzte. <text:span text:style-name="T6">Und da es nun ein wenig frisch war, wurde er abgetrocknet und in das Handtuch eingewickelt. <text:s text:c="5"/></text:span></text:p>
      <text:p text:style-name="P6"/>
      <text:p text:style-name="P26">{{&lt; figure src="/img/blog/<text:span text:style-name="T21">Shanti_Waschen1.JPG</text:span>" title="<text:span text:style-name="T23">Der Kleine bei seinem ersten Bad</text:span>"</text:p>
      <text:p text:style-name="P31">alt="<text:span text:style-name="T23">Welpe wird gewaschen</text:span>" &gt;}}</text:p>
      <text:p text:style-name="P28">{{&lt; figure src="/img/blog/<text:span text:style-name="T21">Shanti_Waschen2.JPG</text:span>" title="<text:span text:style-name="T24">Schnell trocken gerubbelt</text:span>"</text:p>
      <text:p text:style-name="P33">alt="<text:span text:style-name="T24">Hundebaby wird abgetrocknet</text:span>" &gt;}}</text:p>
      <text:p text:style-name="P7">So saßen sie nun knapp eine Stunde vor dem Auto. Der kleine Mann verkroch sich mit seinem Köpfchen in Cales Pullover und war schon nach wenigen Minuten **tief und fest eingeschlafen**.</text:p>
      <text:p text:style-name="P7"/>
      <text:p text:style-name="P26">{{&lt; figure src="/img/blog/<text:span text:style-name="T22">Shanti_Handtuch.JPG</text:span>" title="<text:span text:style-name="T25">Nach dem Bad ist der Kleine ganz müde</text:span>"</text:p>
      <text:p text:style-name="P31">alt="<text:span text:style-name="T25">Hundebaby schläft im Arm ein</text:span>" &gt;}}</text:p>
      <text:p text:style-name="P8">Ich konnte förmlich sehen wie es in Cales Kopf ratterte. Schon so lange **wünschte er sich einen Hund**, hatte schon einiges über Hundeerziehung gelesen und sich **Tipps und Tricks** von anderen Herrschen eingeholt. <text:span text:style-name="T7">Auf dieser Reise waren uns bisher so viele herrenlose Hunde begegnet, doch zu keinem hatte er so schnell eine **so feste Bindung** aufbauen können wie zu dem **kleinen Fellknäuel**, das jetzt in seinem Schoß lag. </text:span></text:p>
      <text:p text:style-name="P8"/>
      <text:p text:style-name="P9">Wir entschieden <text:span text:style-name="T10">also</text:span>, den kleinen Kerl erstmal mitzunehmen. Überall hatte er es besser als hier so ganz allein. So können wir ihn **aufpäppeln** und schauen, wie es weitergeht.</text:p>
      <text:p text:style-name="P9"/>
      <text:p text:style-name="P29">{{&lt; figure src="/img/blog/<text:span text:style-name="T22">Shanti_Schlaf2.JPG</text:span>" title="<text:span text:style-name="T25">Die erste Nacht im Bus</text:span>"</text:p>
      <text:p text:style-name="P34">alt="<text:span text:style-name="T25">Kleiner Welpe schläft zwischen Handtuch und Decke auf dem Boden</text:span>" &gt;}}</text:p>
      <text:p text:style-name="P9"/>
      <text:p text:style-name="P9">##Shant<text:span text:style-name="T8">is erste Tage in seinem neuen Zuhause</text:span></text:p>
      <text:p text:style-name="P10">Seine **erste Autofahrt** hat Shanti fast gänzlich verschlafen. Wir schätzen, dass er **maximal 12 Wochen alt** ist. Das heißt, er braucht noch ganz schön **viel Schlaf**. <text:span text:style-name="T9">Während des Einkaufs hat </text:span><text:soft-page-break/><text:span text:style-name="T9">er ruhig im Auto gewartet und auch die erste **Pinkelpause** am Straßenrand wurde erfolgreich gemeistert. Bisher hat er uns bis auf zweimal mit nervösem Umher-Gespringe darauf aufmerksam gemacht, dass er mal muss. <text:s text:c="3"/></text:span></text:p>
      <text:p text:style-name="P11"/>
      <text:p text:style-name="P26">{{&lt; figure src="/img/blog/<text:span text:style-name="T22">Shanti_Auto.JPG</text:span>" title="<text:span text:style-name="T25">Shantis erste Autofahrt</text:span>"</text:p>
      <text:p text:style-name="P31">alt="<text:span text:style-name="T25">Hundejunges mit auf dem Fahrersitz</text:span>" &gt;}}</text:p>
      <text:p text:style-name="P15">Die **Herzen der anderen hatte er im Nu erobert** und auch von Atlas, Philipps Hund wurde er akzeptiert, aber gleich in seine **Schranken gewiesen** – was dem kleinen Racker auch wirklich gut getan hat, denn inzwischen ist er schon ganz schön **wild und bellt selbstbewusst** um sich. <text:s text:c="4"/></text:p>
      <text:p text:style-name="P11"/>
      <text:p text:style-name="P15">Die ersten Nächte sind, wie erwartet, ziemlich anstrengend. Aller zwei Stunden geht es raus zum Pieseln. Bei dem schönen Wetter am Strand und dem Meeresrauschen im Hintergrund bot es sich deswegen an, dass Cale mit ihm gleich ganz draußen übernachtete. So teilten sie sich nicht nur den **Schlafplatz unter'm Sternenhimmel**, sondern auch den **warmen Schlafsack**, der sie vor dem doch recht starken Wind schützte.</text:p>
      <text:p text:style-name="P11"/>
      <text:p text:style-name="P26">{{&lt; figure src="/img/blog/<text:span text:style-name="T18">Shanti_Schlafsack.JPG</text:span>" title="<text:span text:style-name="T18">Shanti – eng in den Schlafsack gekuschelt</text:span>"</text:p>
      <text:p text:style-name="P31">alt="<text:span text:style-name="T19">Kleiner Welpe im Schlafsack</text:span>" &gt;}}</text:p>
      <text:p text:style-name="P12">## →<text:span text:style-name="T27"> noch eine Überschrift?</text:span></text:p>
      <text:p text:style-name="P21">So viel er auch schläft, genauso viel **Action** braucht er in seiner Wachphase. </text:p>
      <text:p text:style-name="P21"><text:span text:style-name="T11">Ein **ausgiebiger Spaziergang am Morgen**, damit er wenigstens während des Yogas ein wenig Ruhe gibt, und einer am Nachmittag, und zwischendurch stets ein **Mix aus Herumtoben, Grenzen-austesten und natürlich Fressen**. </text:span></text:p>
      <text:p text:style-name="P20"/>
      <text:p text:style-name="P26">{{&lt; figure src="/img/blog/<text:span text:style-name="T19">Shanti_Yoga.JPG</text:span>" title="<text:span text:style-name="T19">Auch beim Yoga weicht er nicht von Cales Seite</text:span>"</text:p>
      <text:p text:style-name="P31">alt="<text:span text:style-name="T20">Kleiner Welpe auf der Yoga-Matte am Strand</text:span>" &gt;}}</text:p>
      <text:p text:style-name="P13">Zu futtern gibt es **Kartoffeln, Möhre und Banane, gemixt mit bisschen Olivenöl und Trockenfutter**. <text:span text:style-name="T12">Gestern gab es auch schon **Gratis-Fleisch** vom Fleischer, den Shanti mit seiner Niedlichkeit bestochen hat, und einen **Fischkopf**, über den er sich freudig hergemacht hat. <text:s text:c="5"/></text:span></text:p>
      <text:p text:style-name="P13"/>
      <text:p text:style-name="P25">##Und wie geht es jetzt weiter?</text:p>
      <text:p text:style-name="P13"/>
      <text:p text:style-name="P22">Die ersten Monate in der Hundeerziehung sind bekanntlich die anstrengendsten. Für Shanti, der bisher machen konnte, was er wollte, ist es nun natürlich etwas ganz Neues, **Regeln und Kommandos** befolgen zu müssen. <text:span text:style-name="T13">Umso anstrengender und **herausfordernder** ist es auch für uns, alles richtig zu machen. Da kommen bei Cale schon ab und zu Gedanken auf, dass er vielleicht doch nicht der richtige für Shanti ist. Doch wenn man die beiden zusammen sieht, kann man das eigentlich kaum glauben. <text:s text:c="3"/></text:span></text:p>
      <text:p text:style-name="P22"/>
      <text:p text:style-name="P27">{{&lt; figure src="/img/blog/<text:span text:style-name="T17">LagerGibraltar.JPG</text:span>" title="<text:span text:style-name="T26">Shanti und Cale sind ein Herz und eine Seele</text:span>"</text:p>
      <text:p text:style-name="P32">alt="<text:span text:style-name="T26">Kleiner Welpe ist angekuschelt an sein Herrchen</text:span>" &gt;}}</text:p>
      <text:p text:style-name="P14">Falls sich später herausstellen sollte, dass <text:span text:style-name="T14">Shanti doch nicht bei uns bleiben möchte, dann ist es so. In jedem Falle haben wir ihm dabei geholfen, zu überleben und das weiß er sicher auch zu schätzen. <text:s/>Im Moment genießen wir erst einmal die Zeit mit ihm und halten dich mit niedlichen Welpen-Storys auf dem Laufend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09:35:28.219226814</meta:creation-date>
    <dc:date>2017-02-01T20:08:58.893896588</dc:date>
    <meta:editing-duration>PT37M3S</meta:editing-duration>
    <meta:editing-cycles>13</meta:editing-cycles>
    <meta:generator>LibreOffice/5.0.3.2$Linux_X86_64 LibreOffice_project/00m0$Build-2</meta:generator>
    <meta:document-statistic meta:table-count="0" meta:image-count="0" meta:object-count="0" meta:page-count="2" meta:paragraph-count="37" meta:word-count="870" meta:character-count="5847" meta:non-whitespace-character-count="4972"/>
  </office:meta>
</office:document-meta>
</file>